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Introduction to XML,XSLT, TEI, an HTML (!)</text:title></text:p>
      <text:p text:style-name="OrgTitle"/>
      <text:p text:style-name="OrgSubtitle"><text:initial-creator>Matt Price</text:initial-creator></text:p>
      <text:p text:style-name="OrgSubtitle"/>
      <text:p text:style-name="Text_20_body"><text:a xlink:type="simple" xlink:href="https://cdrh.unl.edu/articles/basicguide/TEI">TEI</text:a> is a <text:a xlink:type="simple" xlink:href="https://en.wikipedia.org/wiki/Markup_language">markup language</text:a> – a system for annotating documents that can be read an processed by other compute programs.  It is a format, or defined feature set, of the <text:a xlink:type="simple" xlink:href="https://www.w3schools.com/xml/xml_whatis.asp">XML</text:a> “metalanguage”, a very widely-used system for structuring and processing many kinds of data.  Digital humanists use TEI to turn literary texts into structured data that can be manipulated and queried in many ways, but especially on the web.  
</text:p>
      <text:p text:style-name="Text_20_body">The process of turning a TEI document into a visual representation on a screen is complex:
</text:p>
      <text:list text:style-name="OrgBulletedList" text:continue-numbering="false">
        <text:list-item>
          <text:p text:style-name="Text_20_body">first, the text must be <text:span text:style-name="Bold">marked up</text:span> – textual elements must be identified and annotated (we’ll discuss how this works in more detail very soon).  This work can be both painstaking and tedious
</text:p>
        </text:list-item>
        <text:list-item>
          <text:p text:style-name="Text_20_body">next, a <text:span text:style-name="Bold">translation scheme must be written</text:span> that <text:span text:style-name="Emphasis">processes</text:span> the xml text into <text:a xlink:type="simple" xlink:href="https://en.wikipedia.org/wiki/HTML">HTML</text:a>, the main language of the web. This translation is almost always written in a language called <text:a xlink:type="simple" xlink:href="https://en.wikipedia.org/wiki/XSLT">XLST</text:a> (which is itself a dialect of XML)
</text:p>
        </text:list-item>
        <text:list-item>
          <text:p text:style-name="Text_20_body">finally, the translated document must be <text:span text:style-name="Bold">displayed by a browser</text:span> that understands HTML, like Firefox or Chrome.   
</text:p>
        </text:list-item>
      </text:list>
      <text:p text:style-name="Text_20_body">So, in order to complete this assignment, you must learn at least a tiny bit about <text:span text:style-name="Bold">XML</text:span>, <text:span text:style-name="Bold">XSLT</text:span>, and <text:span text:style-name="Bold">HTML</text:span>.  That’s a lot! I won’t give you a systematic introduction to any of these systems; instead, this handout presents a very small amount of information on each, and gives some examples of how you might use them in the assignment. 
</text:p>
      <text:h text:style-name="Heading_20_1_unnumbered" text:outline-level="1" text:is-list-header="true">
<text:bookmark-start text:name="OrgXref.org28bb8c4"/>
<text:bookmark text:name="org28bb8c4"/>XML Essentials: Tags &amp; Structures
<text:bookmark-end text:name="OrgXref.org28bb8c4"/></text:h>
      <text:p text:style-name="Text_20_body">XML “marks up” elements of a text by surrounding bits of text with <text:a xlink:type="simple" xlink:href="https://www.w3schools.com/xml/xml_syntax.asp">tags</text:a>. The totality of <text:span text:style-name="OrgCode">&lt;starting-tag&gt;Content&lt;/end-tag&gt;</text:span> is called an <text:a xlink:type="simple" xlink:href="https://www.w3schools.com/xml/xml_elements.asp">XML element</text:a>. 
</text:p>
      <text:p text:style-name="Text_20_body">Take this example (stolen from <text:a xlink:type="simple" xlink:href="https://www.w3schools.com/xml/xml_elements.asp">W3Schools</text:a>): 
</text:p>
      <text:p text:style-name="OrgSrcBlock"><text:span text:style-name="OrgSrcNxmlTagDelimiter">&lt;</text:span><text:span text:style-name="OrgSrcNxmlElementLocalName">book</text:span><text:s/><text:span text:style-name="OrgSrcNxmlAttributeLocalName">category</text:span>=<text:span text:style-name="OrgSrcFontLockStringFace">"children"</text:span><text:span text:style-name="OrgSrcNxmlTagDelimiter">&gt;</text:span></text:p>
      <text:p text:style-name="OrgSrcBlock"><text:s/><text:s/><text:span text:style-name="OrgSrcNxmlTagDelimiter">&lt;</text:span><text:span text:style-name="OrgSrcNxmlElementLocalName">title</text:span><text:span text:style-name="OrgSrcNxmlTagDelimiter">&gt;</text:span><text:span text:style-name="OrgSrcNxmlText">Harry<text:s/>Potter</text:span><text:span text:style-name="OrgSrcNxmlTagDelimiter">&lt;</text:span><text:span text:style-name="OrgSrcNxmlTagSlash">/</text:span><text:span text:style-name="OrgSrcNxmlElementLocalName">title</text:span><text:span text:style-name="OrgSrcNxmlTagDelimiter">&gt;</text:span></text:p>
      <text:p text:style-name="OrgSrcBlock"><text:s/><text:s/><text:span text:style-name="OrgSrcNxmlTagDelimiter">&lt;</text:span><text:span text:style-name="OrgSrcNxmlElementLocalName">author</text:span><text:span text:style-name="OrgSrcNxmlTagDelimiter">&gt;</text:span><text:span text:style-name="OrgSrcNxmlText">J<text:s/>K.<text:s/>Rowling</text:span><text:span text:style-name="OrgSrcNxmlTagDelimiter">&lt;</text:span><text:span text:style-name="OrgSrcNxmlTagSlash">/</text:span><text:span text:style-name="OrgSrcNxmlElementLocalName">author</text:span><text:span text:style-name="OrgSrcNxmlTagDelimiter">&gt;</text:span></text:p>
      <text:p text:style-name="OrgSrcBlock"><text:s/><text:s/><text:span text:style-name="OrgSrcNxmlTagDelimiter">&lt;</text:span><text:span text:style-name="OrgSrcNxmlElementLocalName">year</text:span><text:span text:style-name="OrgSrcNxmlTagDelimiter">&gt;</text:span><text:span text:style-name="OrgSrcNxmlText">2005</text:span><text:span text:style-name="OrgSrcNxmlTagDelimiter">&lt;</text:span><text:span text:style-name="OrgSrcNxmlTagSlash">/</text:span><text:span text:style-name="OrgSrcNxmlElementLocalName">year</text:span><text:span text:style-name="OrgSrcNxmlTagDelimiter">&gt;</text:span></text:p>
      <text:p text:style-name="OrgSrcBlock"><text:s/><text:s/><text:span text:style-name="OrgSrcNxmlTagDelimiter">&lt;</text:span><text:span text:style-name="OrgSrcNxmlElementLocalName">price</text:span><text:span text:style-name="OrgSrcNxmlTagDelimiter">&gt;</text:span><text:span text:style-name="OrgSrcNxmlText">29.99</text:span><text:span text:style-name="OrgSrcNxmlTagDelimiter">&lt;</text:span><text:span text:style-name="OrgSrcNxmlTagSlash">/</text:span><text:span text:style-name="OrgSrcNxmlElementLocalName">price</text:span><text:span text:style-name="OrgSrcNxmlTagDelimiter">&gt;</text:span></text:p>
      <text:p text:style-name="OrgSrcBlockLastLine"><text:span text:style-name="OrgSrcNxmlTagDelimiter">&lt;</text:span><text:span text:style-name="OrgSrcNxmlTagSlash">/</text:span><text:span text:style-name="OrgSrcNxmlElementLocalName">book</text:span><text:span text:style-name="OrgSrcNxmlTagDelimiter">&gt;</text:span></text:p>
      <text:p text:style-name="Text_20_body">Here we have a <text:span text:style-name="Bold">root element</text:span> called <text:span text:style-name="OrgCode">&lt;book&gt;</text:span> which encloses several <text:a xlink:type="simple" xlink:href="https://www.w3schools.com/xml/xml_tree.asp#midcontentadcontainer">child elements</text:a> (<text:span text:style-name="OrgCode">&lt;title&gt;</text:span>, <text:span text:style-name="OrgCode">&lt;author&gt;</text:span>, etc). Everything between <text:span text:style-name="OrgCode">&lt;book category="children"&gt;</text:span> and <text:span text:style-name="OrgCode">&lt;/book&gt;</text:span> is part of the <text:span text:style-name="OrgCode">&lt;book&gt;</text:span> element.  In general, an element has the structure:
</text:p>
      <text:list text:style-name="OrgBulletedList" text:continue-numbering="false">
        <text:list-item>
          <text:p text:style-name="Text_20_body">opening tag: <text:span text:style-name="OrgCode">&lt;tag&gt;</text:span>
</text:p>
        </text:list-item>
        <text:list-item>
          <text:p text:style-name="Text_20_body">content: text and child elements, which must be fully nexted within the parent (if an opening tag is inside the element, the closing tag must <text:span text:style-name="Bold">also</text:span> be inside it
</text:p>
        </text:list-item>
        <text:list-item>
          <text:p text:style-name="Text_20_body">closing tag: <text:span text:style-name="OrgCode">&lt;/tag&gt;</text:span> . Note the forward slash <text:span text:style-name="Bold">/</text:span> within the <text:span text:style-name="OrgCode">&lt;&gt;</text:span> greater-than less-than signss.
</text:p>
        </text:list-item>
      </text:list>
      <text:p text:style-name="Text_20_body">Here’s a trivial example that you might find in a TEI document:
</text:p>
      <text:p text:style-name="OrgSrcBlockLastLine"><text:span text:style-name="OrgSrcNxmlTagDelimiter">&lt;</text:span><text:span text:style-name="OrgSrcNxmlElementLocalName">l</text:span><text:span text:style-name="OrgSrcNxmlTagDelimiter">&gt;</text:span><text:span text:style-name="OrgSrcNxmlText">And<text:s/>then<text:s/>my<text:s/>lord<text:s/></text:span><text:span text:style-name="OrgSrcNxmlTagDelimiter">&lt;</text:span><text:span text:style-name="OrgSrcNxmlElementLocalName">person</text:span><text:span text:style-name="OrgSrcNxmlTagDelimiter">&gt;</text:span><text:span text:style-name="OrgSrcNxmlText">Yvain</text:span><text:span text:style-name="OrgSrcNxmlTagDelimiter">&lt;</text:span><text:span text:style-name="OrgSrcNxmlTagSlash">/</text:span><text:span text:style-name="OrgSrcNxmlElementLocalName">person</text:span><text:span text:style-name="OrgSrcNxmlTagDelimiter">&gt;</text:span><text:span text:style-name="OrgSrcNxmlText"><text:s/>arrived<text:s/>in<text:s/></text:span><text:span text:style-name="OrgSrcNxmlTagDelimiter">&lt;</text:span><text:span text:style-name="OrgSrcNxmlElementLocalName">place</text:span><text:span text:style-name="OrgSrcNxmlTagDelimiter">&gt;</text:span><text:span text:style-name="OrgSrcNxmlText">Camelot</text:span><text:span text:style-name="OrgSrcNxmlTagDelimiter">&lt;</text:span><text:span text:style-name="OrgSrcNxmlTagSlash">/</text:span><text:span text:style-name="OrgSrcNxmlElementLocalName">place</text:span><text:span text:style-name="OrgSrcNxmlTagDelimiter">&gt;</text:span><text:span text:style-name="OrgSrcNxmlText">.</text:span><text:span text:style-name="OrgSrcNxmlTagDelimiter">&lt;</text:span><text:span text:style-name="OrgSrcNxmlTagSlash">/</text:span><text:span text:style-name="OrgSrcNxmlElementLocalName">l</text:span><text:span text:style-name="OrgSrcNxmlTagDelimiter">&gt;</text:span></text:p>
      <text:p text:style-name="Text_20_body">The tags here are “l”, “person”, and “place”.
</text:p>
      <text:h text:style-name="Heading_20_2_unnumbered" text:outline-level="2" text:is-list-header="true">
<text:bookmark-start text:name="OrgXref.orgb676623"/>
<text:bookmark text:name="orgb676623"/>The XML declaration
<text:bookmark-end text:name="OrgXref.orgb676623"/></text:h>
      <text:p text:style-name="Text_20_body">Every real XML document must also begin with an “XML Declaration” which identifies it as an XML document.  It will look like this: 
</text:p>
      <text:p text:style-name="OrgSrcBlockLastLine"><text:span text:style-name="OrgSrcNxmlProcessingInstructionDelimiter">&lt;</text:span><text:span text:style-name="OrgSrcNxmlProcessingInstructionDelimiter">?</text:span><text:span text:style-name="OrgSrcNxmlProcessingInstructionTarget">xml</text:span><text:s/><text:span text:style-name="OrgSrcNxmlAttributeLocalName">version</text:span>=<text:span text:style-name="OrgSrcNxmlAttributeValueDelimiter">"</text:span><text:span text:style-name="OrgSrcNxmlAttributeValue">1.0</text:span><text:span text:style-name="OrgSrcNxmlAttributeValueDelimiter">"</text:span><text:s/><text:span text:style-name="OrgSrcNxmlAttributeLocalName">encoding</text:span>=<text:span text:style-name="OrgSrcNxmlAttributeValueDelimiter">"</text:span><text:span text:style-name="OrgSrcNxmlAttributeValue">UTF-8</text:span><text:span text:style-name="OrgSrcNxmlAttributeValueDelimiter">"</text:span><text:span text:style-name="OrgSrcNxmlProcessingInstructionDelimiter">?</text:span><text:span text:style-name="OrgSrcNxmlProcessingInstructionDelimiter">&gt;</text:span></text:p>
      <text:p text:style-name="Text_20_body">And a very simple full document will look like this:
</text:p>
      <text:p text:style-name="Listing">
<text:bookmark text:name="orga8f55b5"/>Listing <text:sequence text:ref-name="orga8f55b5" text:name="Listing" text:formula="ooow:Listing+1" style:num-format="1">1</text:sequence>: </text:p>
      <text:p text:style-name="OrgSrcBlock"><text:span text:style-name="OrgSrcNxmlProcessingInstructionDelimiter">&lt;</text:span><text:span text:style-name="OrgSrcNxmlProcessingInstructionDelimiter">?</text:span><text:span text:style-name="OrgSrcNxmlProcessingInstructionTarget">xml</text:span><text:s/><text:span text:style-name="OrgSrcNxmlAttributeLocalName">version</text:span>=<text:span text:style-name="OrgSrcNxmlAttributeValueDelimiter">"</text:span><text:span text:style-name="OrgSrcNxmlAttributeValue">1.0</text:span><text:span text:style-name="OrgSrcNxmlAttributeValueDelimiter">"</text:span><text:s/><text:span text:style-name="OrgSrcNxmlAttributeLocalName">encoding</text:span>=<text:span text:style-name="OrgSrcNxmlAttributeValueDelimiter">"</text:span><text:span text:style-name="OrgSrcNxmlAttributeValue">UTF-8</text:span><text:span text:style-name="OrgSrcNxmlAttributeValueDelimiter">"</text:span><text:span text:style-name="OrgSrcNxmlProcessingInstructionDelimiter">?</text:span><text:span text:style-name="OrgSrcNxmlProcessingInstructionDelimiter">&gt;</text:span></text:p>
      <text:p text:style-name="OrgSrcBlock"><text:span text:style-name="OrgSrcNxmlTagDelimiter">&lt;</text:span><text:span text:style-name="OrgSrcNxmlElementLocalName">poem</text:span><text:span text:style-name="OrgSrcNxmlTagDelimiter">&gt;</text:span></text:p>
      <text:p text:style-name="OrgSrcBlock"><text:s/><text:s/><text:span text:style-name="OrgSrcNxmlTagDelimiter">&lt;</text:span><text:span text:style-name="OrgSrcNxmlElementLocalName">l</text:span><text:s/><text:span text:style-name="OrgSrcNxmlAttributeLocalName">n</text:span>=<text:span text:style-name="OrgSrcFontLockStringFace">"1"</text:span><text:span text:style-name="OrgSrcNxmlTagDelimiter">&gt;</text:span><text:span text:style-name="OrgSrcNxmlText">This<text:s/>wall-stone<text:s/>is<text:s/>wondrous;<text:s/>fates<text:s/>broke<text:s/>it</text:span><text:span text:style-name="OrgSrcNxmlTagDelimiter">&lt;</text:span><text:span text:style-name="OrgSrcNxmlTagSlash">/</text:span><text:span text:style-name="OrgSrcNxmlElementLocalName">l</text:span><text:span text:style-name="OrgSrcNxmlTagDelimiter">&gt;</text:span></text:p>
      <text:p text:style-name="OrgSrcBlock"><text:s/><text:s/><text:span text:style-name="OrgSrcNxmlTagDelimiter">&lt;</text:span><text:span text:style-name="OrgSrcNxmlElementLocalName">l</text:span><text:s/><text:span text:style-name="OrgSrcNxmlAttributeLocalName">n</text:span>=<text:span text:style-name="OrgSrcFontLockStringFace">"2"</text:span><text:span text:style-name="OrgSrcNxmlTagDelimiter">&gt;</text:span><text:span text:style-name="OrgSrcNxmlText">courtyard<text:s/>pavements<text:s/>were<text:s/>smashed;<text:s/>the<text:s/>work<text:s/>of<text:s/>giants<text:s/>is<text:s/>decaying.</text:span><text:span text:style-name="OrgSrcNxmlTagDelimiter">&lt;</text:span><text:span text:style-name="OrgSrcNxmlTagSlash">/</text:span><text:span text:style-name="OrgSrcNxmlElementLocalName">l</text:span><text:span text:style-name="OrgSrcNxmlTagDelimiter">&gt;</text:span></text:p>
      <text:p text:style-name="OrgSrcBlock"><text:s/><text:s/><text:span text:style-name="OrgSrcNxmlTagDelimiter">&lt;</text:span><text:span text:style-name="OrgSrcNxmlElementLocalName">l</text:span><text:s/><text:span text:style-name="OrgSrcNxmlAttributeLocalName">n</text:span>=<text:span text:style-name="OrgSrcFontLockStringFace">"3"</text:span><text:span text:style-name="OrgSrcNxmlTagDelimiter">&gt;</text:span><text:span text:style-name="OrgSrcNxmlText">Roofs<text:s/>are<text:s/>fallen,<text:s/>ruinous<text:s/>towers,</text:span><text:span text:style-name="OrgSrcNxmlTagDelimiter">&lt;</text:span><text:span text:style-name="OrgSrcNxmlTagSlash">/</text:span><text:span text:style-name="OrgSrcNxmlElementLocalName">l</text:span><text:span text:style-name="OrgSrcNxmlTagDelimiter">&gt;</text:span></text:p>
      <text:p text:style-name="OrgSrcBlock"><text:s/><text:s/><text:span text:style-name="OrgSrcNxmlTagDelimiter">&lt;</text:span><text:span text:style-name="OrgSrcNxmlElementLocalName">l</text:span><text:s/><text:span text:style-name="OrgSrcNxmlAttributeLocalName">n</text:span>=<text:span text:style-name="OrgSrcFontLockStringFace">"4"</text:span><text:span text:style-name="OrgSrcNxmlTagDelimiter">&gt;</text:span><text:span text:style-name="OrgSrcNxmlText"><text:s/>the<text:s/>frosty<text:s/>gate<text:s/>with<text:s/>frost<text:s/>on<text:s/>cement<text:s/>is<text:s/>ravaged,<text:s/></text:span><text:span text:style-name="OrgSrcNxmlTagDelimiter">&lt;</text:span><text:span text:style-name="OrgSrcNxmlTagSlash">/</text:span><text:span text:style-name="OrgSrcNxmlElementLocalName">l</text:span><text:span text:style-name="OrgSrcNxmlTagDelimiter">&gt;</text:span></text:p>
      <text:p text:style-name="OrgSrcBlockLastLine"><text:span text:style-name="OrgSrcNxmlTagDelimiter">&lt;</text:span><text:span text:style-name="OrgSrcNxmlTagSlash">/</text:span><text:span text:style-name="OrgSrcNxmlElementLocalName">poem</text:span><text:span text:style-name="OrgSrcNxmlTagDelimiter">&gt;</text:span></text:p>
      <text:h text:style-name="Heading_20_1_unnumbered" text:outline-level="1" text:is-list-header="true">
<text:bookmark-start text:name="OrgXref.orga283389"/>
<text:bookmark text:name="orga283389"/>Displaying XML with XSLT
<text:bookmark-end text:name="OrgXref.orga283389"/></text:h>
      <text:p text:style-name="Text_20_body">A document that has been marked up with XML now has a structure that a computer can understand, which is great! But a web browser will not know how to display that document unless we give it instructions for <text:span text:style-name="Bold">transforming</text:span> the XML structure into a language that the browser understands. We use XSLT for this purpose – a special language that exists to manipulate XML documents.  
</text:p>
      <text:p text:style-name="Text_20_body">XSLT is complicated, and we will use just a tiny part of it.  We need to understand just a few concepts: 
</text:p>
      <text:list text:style-name="OrgBulletedList" text:continue-numbering="false">
        <text:list-item>
          <text:p text:style-name="Text_20_body"><text:span text:style-name="Bold">stylesheet declaration</text:span> surrounds the rest of the XSLT document, identifying it as an XSLT instruction set
</text:p>
        </text:list-item>
        <text:list-item>
          <text:p text:style-name="Text_20_body"><text:span text:style-name="Bold"><text:a xlink:type="simple" xlink:href="https://www.w3schools.com/xml/xsl_templates.asp">templates</text:a></text:span> give instructions for transforming particular XML elements
</text:p>
        </text:list-item>
        <text:list-item>
          <text:p text:style-name="Text_20_body"><text:span text:style-name="Bold"><text:a xlink:type="simple" xlink:href="https://www.w3schools.com/xml/xpath_syntax.asp">Xpath Expressions</text:a></text:span> are used to tell the templates which elements to transform
</text:p>
        </text:list-item>
        <text:list-item>
          <text:p text:style-name="Text_20_body"><text:span text:style-name="Bold">value statements</text:span> insert the contents of an element into the final HTML product
</text:p>
        </text:list-item>
      </text:list>
      <text:h text:style-name="Heading_20_2_unnumbered" text:outline-level="2" text:is-list-header="true">
<text:bookmark-start text:name="OrgXref.org3d578fc"/>
<text:bookmark text:name="org3d578fc"/>Stylesheet Declaration
<text:bookmark-end text:name="OrgXref.org3d578fc"/></text:h>
      <text:p text:style-name="Text_20_body">An XSLT Stylesheet always starts with an XML declaration and then an <text:span text:style-name="OrgCode">&lt;xsl:stylesheet&gt;</text:span> tag; the document ends with the closing <text:span text:style-name="OrgCode">&lt;/xsl:stylesheet&gt;</text:span> tag:
</text:p>
      <text:p text:style-name="OrgSrcBlock"><text:span text:style-name="OrgSrcNxmlProcessingInstructionDelimiter">&lt;</text:span><text:span text:style-name="OrgSrcNxmlProcessingInstructionDelimiter">?</text:span><text:span text:style-name="OrgSrcNxmlProcessingInstructionTarget">xml</text:span><text:s/><text:span text:style-name="OrgSrcNxmlAttributeLocalName">version</text:span>=<text:span text:style-name="OrgSrcNxmlAttributeValueDelimiter">"</text:span><text:span text:style-name="OrgSrcNxmlAttributeValue">1.0</text:span><text:span text:style-name="OrgSrcNxmlAttributeValueDelimiter">"</text:span><text:s/><text:span text:style-name="OrgSrcNxmlAttributeLocalName">encoding</text:span>=<text:span text:style-name="OrgSrcNxmlAttributeValueDelimiter">"</text:span><text:span text:style-name="OrgSrcNxmlAttributeValue">UTF-8</text:span><text:span text:style-name="OrgSrcNxmlAttributeValueDelimiter">"</text:span><text:span text:style-name="OrgSrcNxmlProcessingInstructionDelimiter">?</text:span><text:span text:style-name="OrgSrcNxmlProcessingInstructionDelimiter">&gt;</text:span></text:p>
      <text:p text:style-name="OrgSrcBlock"><text:span text:style-name="OrgSrcNxmlTagDelimiter">&lt;</text:span><text:span text:style-name="OrgSrcNxmlElementPrefix">xsl</text:span><text:span text:style-name="OrgSrcNxmlElementColon">:</text:span><text:span text:style-name="OrgSrcNxmlElementLocalName">stylesheet</text:span><text:s/><text:span text:style-name="OrgSrcNxmlAttributeLocalName">version</text:span>=<text:span text:style-name="OrgSrcFontLockStringFace">"1.0"</text:span><text:s/><text:span text:style-name="OrgSrcNxmlNamespaceAttributeXmlns">xmlns</text:span><text:span text:style-name="OrgSrcNxmlNamespaceAttributeColon">:</text:span><text:span text:style-name="OrgSrcNxmlNamespaceAttributePrefix">xsl</text:span>=<text:span text:style-name="OrgSrcFontLockStringFace">"http://www.w3.org/1999/XSL/Transform"</text:span><text:span text:style-name="OrgSrcNxmlTagDelimiter">&gt;</text:span></text:p>
      <text:p text:style-name="OrgSrcBlock"/>
      <text:p text:style-name="OrgSrcBlock"><text:span text:style-name="OrgSrcFontLockCommentDelimiterFace">&lt;</text:span><text:span text:style-name="OrgSrcFontLockCommentDelimiterFace">!--<text:s/></text:span><text:span text:style-name="OrgSrcFontLockCommentFace">Content<text:s/>of<text:s/>Stylesheet<text:s/>Goes<text:s/>Here!!<text:s/></text:span><text:span text:style-name="OrgSrcFontLockCommentDelimiterFace">--</text:span><text:span text:style-name="OrgSrcFontLockCommentDelimiterFace">&gt;</text:span></text:p>
      <text:p text:style-name="OrgSrcBlock"/>
      <text:p text:style-name="OrgSrcBlockLastLine"><text:span text:style-name="OrgSrcNxmlTagDelimiter">&lt;</text:span><text:span text:style-name="OrgSrcNxmlTagSlash">/</text:span><text:span text:style-name="OrgSrcNxmlElementPrefix">xsl</text:span><text:span text:style-name="OrgSrcNxmlElementColon">:</text:span><text:span text:style-name="OrgSrcNxmlElementLocalName">stylesheet</text:span><text:span text:style-name="OrgSrcNxmlTagDelimiter">&gt;</text:span></text:p>
      <text:h text:style-name="Heading_20_2_unnumbered" text:outline-level="2" text:is-list-header="true">
<text:bookmark-start text:name="OrgXref.org0ddf89e"/>
<text:bookmark text:name="org0ddf89e"/>XSLT Templates
<text:bookmark-end text:name="OrgXref.org0ddf89e"/></text:h>
      <text:p text:style-name="Text_20_body">Inside the <text:span text:style-name="OrgCode">xsl:stylesheet</text:span> we put all the <text:span text:style-name="OrgCode">xsl:template</text:span> tags we need.  Each template is an instruction for dealing with a particular tag or set of tags.  So, if we use <text:a xlink:type="simple" xlink:href="#orga8f55b5">our simple XML file from above</text:a> as the XML source, we might start by building an XSLT document like this:
</text:p>
      <text:p text:style-name="OrgSrcBlock"><text:span text:style-name="OrgSrcNxmlProcessingInstructionDelimiter">&lt;</text:span><text:span text:style-name="OrgSrcNxmlProcessingInstructionDelimiter">?</text:span><text:span text:style-name="OrgSrcNxmlProcessingInstructionTarget">xml</text:span><text:s/><text:span text:style-name="OrgSrcNxmlAttributeLocalName">version</text:span>=<text:span text:style-name="OrgSrcNxmlAttributeValueDelimiter">"</text:span><text:span text:style-name="OrgSrcNxmlAttributeValue">1.0</text:span><text:span text:style-name="OrgSrcNxmlAttributeValueDelimiter">"</text:span><text:s/><text:span text:style-name="OrgSrcNxmlAttributeLocalName">encoding</text:span>=<text:span text:style-name="OrgSrcNxmlAttributeValueDelimiter">"</text:span><text:span text:style-name="OrgSrcNxmlAttributeValue">UTF-8</text:span><text:span text:style-name="OrgSrcNxmlAttributeValueDelimiter">"</text:span><text:span text:style-name="OrgSrcNxmlProcessingInstructionDelimiter">?</text:span><text:span text:style-name="OrgSrcNxmlProcessingInstructionDelimiter">&gt;</text:span></text:p>
      <text:p text:style-name="OrgSrcBlock"><text:span text:style-name="OrgSrcNxmlTagDelimiter">&lt;</text:span><text:span text:style-name="OrgSrcNxmlElementPrefix">xsl</text:span><text:span text:style-name="OrgSrcNxmlElementColon">:</text:span><text:span text:style-name="OrgSrcNxmlElementLocalName">stylesheet</text:span><text:s/><text:span text:style-name="OrgSrcNxmlAttributeLocalName">version</text:span>=<text:span text:style-name="OrgSrcFontLockStringFace">"1.0"</text:span><text:s/><text:span text:style-name="OrgSrcNxmlNamespaceAttributeXmlns">xmlns</text:span><text:span text:style-name="OrgSrcNxmlNamespaceAttributeColon">:</text:span><text:span text:style-name="OrgSrcNxmlNamespaceAttributePrefix">xsl</text:span>=<text:span text:style-name="OrgSrcFontLockStringFace">"http://www.w3.org/1999/XSL/Transform"</text:span><text:span text:style-name="OrgSrcNxmlTagDelimiter">&gt;</text:span></text:p>
      <text:p text:style-name="OrgSrcBlock"><text:s/><text:s/><text:s/><text:s/><text:span text:style-name="OrgSrcNxmlTagDelimiter">&lt;</text:span><text:span text:style-name="OrgSrcNxmlElementPrefix">xsl</text:span><text:span text:style-name="OrgSrcNxmlElementColon">:</text:span><text:span text:style-name="OrgSrcNxmlElementLocalName">template</text:span><text:s/><text:span text:style-name="OrgSrcNxmlAttributeLocalName">match</text:span>=<text:span text:style-name="OrgSrcFontLockStringFace">"/"</text:span><text:span text:style-name="OrgSrcNxmlTagDelimiter">&gt;</text:span></text:p>
      <text:p text:style-name="OrgSrcBlock"><text:s/><text:s/><text:s/><text:s/><text:s/><text:s/><text:span text:style-name="OrgSrcNxmlTagDelimiter">&lt;</text:span><text:span text:style-name="OrgSrcNxmlElementPrefix">xsl</text:span><text:span text:style-name="OrgSrcNxmlElementColon">:</text:span><text:span text:style-name="OrgSrcNxmlElementLocalName">apply-templates</text:span><text:span text:style-name="OrgSrcNxmlTagSlash">/</text:span><text:span text:style-name="OrgSrcNxmlTagDelimiter">&gt;</text:span></text:p>
      <text:p text:style-name="OrgSrcBlock"><text:s/><text:s/><text:span text:style-name="OrgSrcNxmlTagDelimiter">&lt;</text:span><text:span text:style-name="OrgSrcNxmlTagSlash">/</text:span><text:span text:style-name="OrgSrcNxmlElementPrefix">xsl</text:span><text:span text:style-name="OrgSrcNxmlElementColon">:</text:span><text:span text:style-name="OrgSrcNxmlElementLocalName">template</text:span><text:span text:style-name="OrgSrcNxmlTagDelimiter">&gt;</text:span></text:p>
      <text:p text:style-name="OrgSrcBlock"/>
      <text:p text:style-name="OrgSrcBlock"/>
      <text:p text:style-name="OrgSrcBlock"><text:s/><text:s/><text:span text:style-name="OrgSrcNxmlTagDelimiter">&lt;</text:span><text:span text:style-name="OrgSrcNxmlElementPrefix">xsl</text:span><text:span text:style-name="OrgSrcNxmlElementColon">:</text:span><text:span text:style-name="OrgSrcNxmlElementLocalName">template</text:span><text:s/><text:span text:style-name="OrgSrcNxmlAttributeLocalName">match</text:span>=<text:span text:style-name="OrgSrcFontLockStringFace">"l"</text:span><text:span text:style-name="OrgSrcNxmlTagDelimiter">&gt;</text:span></text:p>
      <text:p text:style-name="OrgSrcBlock"><text:s/><text:s/><text:s/><text:s/><text:span text:style-name="OrgSrcNxmlTagDelimiter">&lt;</text:span><text:span text:style-name="OrgSrcNxmlElementLocalName">p</text:span><text:span text:style-name="OrgSrcNxmlTagDelimiter">&gt;</text:span><text:s/><text:span text:style-name="OrgSrcNxmlTagDelimiter">&lt;</text:span><text:span text:style-name="OrgSrcNxmlElementPrefix">xsl</text:span><text:span text:style-name="OrgSrcNxmlElementColon">:</text:span><text:span text:style-name="OrgSrcNxmlElementLocalName">value-of</text:span><text:s/><text:span text:style-name="OrgSrcNxmlAttributeLocalName">select</text:span>=<text:span text:style-name="OrgSrcFontLockStringFace">"."</text:span><text:span text:style-name="OrgSrcNxmlTagSlash">/</text:span><text:span text:style-name="OrgSrcNxmlTagDelimiter">&gt;</text:span><text:s/><text:span text:style-name="OrgSrcNxmlTagDelimiter">&lt;</text:span><text:span text:style-name="OrgSrcNxmlTagSlash">/</text:span><text:span text:style-name="OrgSrcNxmlElementLocalName">p</text:span><text:span text:style-name="OrgSrcNxmlTagDelimiter">&gt;</text:span></text:p>
      <text:p text:style-name="OrgSrcBlock"><text:s/><text:s/><text:span text:style-name="OrgSrcNxmlTagDelimiter">&lt;</text:span><text:span text:style-name="OrgSrcNxmlTagSlash">/</text:span><text:span text:style-name="OrgSrcNxmlElementPrefix">xsl</text:span><text:span text:style-name="OrgSrcNxmlElementColon">:</text:span><text:span text:style-name="OrgSrcNxmlElementLocalName">template</text:span><text:span text:style-name="OrgSrcNxmlTagDelimiter">&gt;</text:span></text:p>
      <text:p text:style-name="OrgSrcBlockLastLine"><text:span text:style-name="OrgSrcNxmlTagDelimiter">&lt;</text:span><text:span text:style-name="OrgSrcNxmlTagSlash">/</text:span><text:span text:style-name="OrgSrcNxmlElementPrefix">xsl</text:span><text:span text:style-name="OrgSrcNxmlElementColon">:</text:span><text:span text:style-name="OrgSrcNxmlElementLocalName">stylesheet</text:span><text:span text:style-name="OrgSrcNxmlTagDelimiter">&gt;</text:span></text:p>
      <text:p text:style-name="Text_20_body">What’s happening here?  We have two templates. The first one “matches” the “root element”, while the second one matches all the “l” elements. So if we read this document top to bottom, we might translate it this way: 
</text:p>
      <text:p text:style-name="OrgVerse">I am an XML Document<text:line-break/>
<text:line-break/>
Begin Stylesheet<text:line-break/>
<text:line-break/>
 <text:s text:c="2"/>Begin Template for the root element<text:line-break/>
 <text:s text:c="7"/>Apply all Templates!<text:line-break/>
 <text:s text:c="2"/>End Template for the root elements<text:line-break/>
<text:line-break/>
 <text:s text:c="2"/>Begin Template for each l element<text:line-break/>
 <text:s text:c="7"/>Return a line of code that reads:<text:line-break/>
 <text:s text:c="7"/>“&lt;p&gt; + content of the ”l“ element + &lt;/p&gt;”<text:line-break/>
 <text:s text:c="7"/>(this creates one HTML paragraph for each “l” element in the original)<text:line-break/>
 <text:s text:c="2"/>End Template for the L Elements<text:line-break/>
<text:line-break/>
End Stylesheet<text:line-break/>
</text:p>
      <text:p text:style-name="Text_20_body">Our original XML document is very simple, so we don’t need much mor than this. But as we’ll see later, it can get much more complicated.  And in fact we can make it a little more sophisticated already by adding a bit more complexity: 
</text:p>
      <text:p text:style-name="OrgSrcBlock"><text:span text:style-name="OrgSrcNxmlProcessingInstructionDelimiter">&lt;</text:span><text:span text:style-name="OrgSrcNxmlProcessingInstructionDelimiter">?</text:span><text:span text:style-name="OrgSrcNxmlProcessingInstructionTarget">xml</text:span><text:s/><text:span text:style-name="OrgSrcNxmlAttributeLocalName">version</text:span>=<text:span text:style-name="OrgSrcNxmlAttributeValueDelimiter">"</text:span><text:span text:style-name="OrgSrcNxmlAttributeValue">1.0</text:span><text:span text:style-name="OrgSrcNxmlAttributeValueDelimiter">"</text:span><text:s/><text:span text:style-name="OrgSrcNxmlAttributeLocalName">encoding</text:span>=<text:span text:style-name="OrgSrcNxmlAttributeValueDelimiter">"</text:span><text:span text:style-name="OrgSrcNxmlAttributeValue">UTF-8</text:span><text:span text:style-name="OrgSrcNxmlAttributeValueDelimiter">"</text:span><text:span text:style-name="OrgSrcNxmlProcessingInstructionDelimiter">?</text:span><text:span text:style-name="OrgSrcNxmlProcessingInstructionDelimiter">&gt;</text:span></text:p>
      <text:p text:style-name="OrgSrcBlock"><text:span text:style-name="OrgSrcNxmlTagDelimiter">&lt;</text:span><text:span text:style-name="OrgSrcNxmlElementPrefix">xsl</text:span><text:span text:style-name="OrgSrcNxmlElementColon">:</text:span><text:span text:style-name="OrgSrcNxmlElementLocalName">stylesheet</text:span><text:s/><text:span text:style-name="OrgSrcNxmlAttributeLocalName">version</text:span>=<text:span text:style-name="OrgSrcFontLockStringFace">"1.0"</text:span><text:s/><text:span text:style-name="OrgSrcNxmlNamespaceAttributeXmlns">xmlns</text:span><text:span text:style-name="OrgSrcNxmlNamespaceAttributeColon">:</text:span><text:span text:style-name="OrgSrcNxmlNamespaceAttributePrefix">xsl</text:span>=<text:span text:style-name="OrgSrcFontLockStringFace">"http://www.w3.org/1999/XSL/Transform"</text:span><text:span text:style-name="OrgSrcNxmlTagDelimiter">&gt;</text:span></text:p>
      <text:p text:style-name="OrgSrcBlock"/>
      <text:p text:style-name="OrgSrcBlock"><text:s/><text:s/><text:span text:style-name="OrgSrcNxmlTagDelimiter">&lt;</text:span><text:span text:style-name="OrgSrcNxmlElementPrefix">xsl</text:span><text:span text:style-name="OrgSrcNxmlElementColon">:</text:span><text:span text:style-name="OrgSrcNxmlElementLocalName">template</text:span><text:s/><text:span text:style-name="OrgSrcNxmlAttributeLocalName">match</text:span>=<text:span text:style-name="OrgSrcFontLockStringFace">"/"</text:span><text:span text:style-name="OrgSrcNxmlTagDelimiter">&gt;</text:span></text:p>
      <text:p text:style-name="OrgSrcBlock"><text:s/><text:s/><text:s/><text:s/><text:span text:style-name="OrgSrcNxmlTagDelimiter">&lt;</text:span><text:span text:style-name="OrgSrcNxmlElementLocalName">body</text:span><text:span text:style-name="OrgSrcNxmlTagDelimiter">&gt;</text:span></text:p>
      <text:p text:style-name="OrgSrcBlock"><text:s/><text:s/><text:s/><text:s/><text:s/><text:s/><text:span text:style-name="OrgSrcNxmlTagDelimiter">&lt;</text:span><text:span text:style-name="OrgSrcNxmlElementLocalName">h1</text:span><text:span text:style-name="OrgSrcNxmlTagDelimiter">&gt;</text:span><text:span text:style-name="OrgSrcNxmlText">Grand<text:s/>title</text:span><text:span text:style-name="OrgSrcNxmlTagDelimiter">&lt;</text:span><text:span text:style-name="OrgSrcNxmlTagSlash">/</text:span><text:span text:style-name="OrgSrcNxmlElementLocalName">h1</text:span><text:span text:style-name="OrgSrcNxmlTagDelimiter">&gt;</text:span></text:p>
      <text:p text:style-name="OrgSrcBlock"><text:s/><text:s/><text:s/><text:s/><text:s/><text:s/><text:span text:style-name="OrgSrcNxmlTagDelimiter">&lt;</text:span><text:span text:style-name="OrgSrcNxmlElementLocalName">p</text:span><text:span text:style-name="OrgSrcNxmlTagDelimiter">&gt;</text:span><text:span text:style-name="OrgSrcNxmlText">Let<text:s/>us<text:s/>begin<text:s/>our<text:s/>discussion<text:s/>of<text:s/>poetry<text:s/>here.</text:span><text:span text:style-name="OrgSrcNxmlTagDelimiter">&lt;</text:span><text:span text:style-name="OrgSrcNxmlTagSlash">/</text:span><text:span text:style-name="OrgSrcNxmlElementLocalName">p</text:span><text:span text:style-name="OrgSrcNxmlTagDelimiter">&gt;</text:span></text:p>
      <text:p text:style-name="OrgSrcBlock"><text:s/><text:s/><text:s/><text:s/><text:s/><text:s/><text:s/><text:s/><text:s/><text:s/><text:span text:style-name="OrgSrcNxmlTagDelimiter">&lt;</text:span><text:span text:style-name="OrgSrcNxmlElementPrefix">xsl</text:span><text:span text:style-name="OrgSrcNxmlElementColon">:</text:span><text:span text:style-name="OrgSrcNxmlElementLocalName">apply-templates</text:span><text:span text:style-name="OrgSrcNxmlTagSlash">/</text:span><text:span text:style-name="OrgSrcNxmlTagDelimiter">&gt;</text:span></text:p>
      <text:p text:style-name="OrgSrcBlock"><text:s/><text:s/><text:s/><text:s/><text:span text:style-name="OrgSrcNxmlTagDelimiter">&lt;</text:span><text:span text:style-name="OrgSrcNxmlTagSlash">/</text:span><text:span text:style-name="OrgSrcNxmlElementLocalName">body</text:span><text:span text:style-name="OrgSrcNxmlTagDelimiter">&gt;</text:span></text:p>
      <text:p text:style-name="OrgSrcBlock"><text:s/><text:s/><text:span text:style-name="OrgSrcNxmlTagDelimiter">&lt;</text:span><text:span text:style-name="OrgSrcNxmlTagSlash">/</text:span><text:span text:style-name="OrgSrcNxmlElementPrefix">xsl</text:span><text:span text:style-name="OrgSrcNxmlElementColon">:</text:span><text:span text:style-name="OrgSrcNxmlElementLocalName">template</text:span><text:span text:style-name="OrgSrcNxmlTagDelimiter">&gt;</text:span></text:p>
      <text:p text:style-name="OrgSrcBlock"/>
      <text:p text:style-name="OrgSrcBlock"><text:s/><text:s/><text:span text:style-name="OrgSrcNxmlTagDelimiter">&lt;</text:span><text:span text:style-name="OrgSrcNxmlElementPrefix">xsl</text:span><text:span text:style-name="OrgSrcNxmlElementColon">:</text:span><text:span text:style-name="OrgSrcNxmlElementLocalName">template</text:span><text:s/><text:span text:style-name="OrgSrcNxmlAttributeLocalName">match</text:span>=<text:span text:style-name="OrgSrcFontLockStringFace">"poem"</text:span><text:span text:style-name="OrgSrcNxmlTagDelimiter">&gt;</text:span></text:p>
      <text:p text:style-name="OrgSrcBlock"><text:s/><text:s/><text:s/><text:s/><text:span text:style-name="OrgSrcNxmlTagDelimiter">&lt;</text:span><text:span text:style-name="OrgSrcNxmlElementLocalName">h2</text:span><text:span text:style-name="OrgSrcNxmlTagDelimiter">&gt;</text:span><text:span text:style-name="OrgSrcNxmlText">The<text:s/>Ruin</text:span><text:span text:style-name="OrgSrcNxmlTagDelimiter">&lt;</text:span><text:span text:style-name="OrgSrcNxmlTagSlash">/</text:span><text:span text:style-name="OrgSrcNxmlElementLocalName">h2</text:span><text:span text:style-name="OrgSrcNxmlTagDelimiter">&gt;</text:span></text:p>
      <text:p text:style-name="OrgSrcBlock"><text:s/><text:s/><text:s/><text:s/><text:s/><text:s/><text:s/><text:s/><text:s/><text:s/><text:span text:style-name="OrgSrcNxmlTagDelimiter">&lt;</text:span><text:span text:style-name="OrgSrcNxmlElementPrefix">xsl</text:span><text:span text:style-name="OrgSrcNxmlElementColon">:</text:span><text:span text:style-name="OrgSrcNxmlElementLocalName">apply-templates</text:span><text:span text:style-name="OrgSrcNxmlTagSlash">/</text:span><text:span text:style-name="OrgSrcNxmlTagDelimiter">&gt;</text:span><text:s/><text:s/><text:s/><text:s/></text:p>
      <text:p text:style-name="OrgSrcBlock"><text:s/><text:s/><text:span text:style-name="OrgSrcNxmlTagDelimiter">&lt;</text:span><text:span text:style-name="OrgSrcNxmlTagSlash">/</text:span><text:span text:style-name="OrgSrcNxmlElementPrefix">xsl</text:span><text:span text:style-name="OrgSrcNxmlElementColon">:</text:span><text:span text:style-name="OrgSrcNxmlElementLocalName">template</text:span><text:span text:style-name="OrgSrcNxmlTagDelimiter">&gt;</text:span></text:p>
      <text:p text:style-name="OrgSrcBlock"/>
      <text:p text:style-name="OrgSrcBlock"/>
      <text:p text:style-name="OrgSrcBlock"><text:s/><text:s/><text:span text:style-name="OrgSrcNxmlTagDelimiter">&lt;</text:span><text:span text:style-name="OrgSrcNxmlElementPrefix">xsl</text:span><text:span text:style-name="OrgSrcNxmlElementColon">:</text:span><text:span text:style-name="OrgSrcNxmlElementLocalName">template</text:span><text:s/><text:span text:style-name="OrgSrcNxmlAttributeLocalName">match</text:span>=<text:span text:style-name="OrgSrcFontLockStringFace">"l"</text:span><text:span text:style-name="OrgSrcNxmlTagDelimiter">&gt;</text:span></text:p>
      <text:p text:style-name="OrgSrcBlock"><text:s/><text:s/><text:s/><text:s/><text:span text:style-name="OrgSrcNxmlTagDelimiter">&lt;</text:span><text:span text:style-name="OrgSrcNxmlElementLocalName">p</text:span><text:span text:style-name="OrgSrcNxmlTagDelimiter">&gt;</text:span><text:s/><text:span text:style-name="OrgSrcNxmlTagDelimiter">&lt;</text:span><text:span text:style-name="OrgSrcNxmlElementPrefix">xsl</text:span><text:span text:style-name="OrgSrcNxmlElementColon">:</text:span><text:span text:style-name="OrgSrcNxmlElementLocalName">value-of</text:span><text:s/><text:span text:style-name="OrgSrcNxmlAttributeLocalName">select</text:span>=<text:span text:style-name="OrgSrcFontLockStringFace">"."</text:span><text:span text:style-name="OrgSrcNxmlTagSlash">/</text:span><text:span text:style-name="OrgSrcNxmlTagDelimiter">&gt;</text:span><text:s/><text:span text:style-name="OrgSrcNxmlTagDelimiter">&lt;</text:span><text:span text:style-name="OrgSrcNxmlTagSlash">/</text:span><text:span text:style-name="OrgSrcNxmlElementLocalName">p</text:span><text:span text:style-name="OrgSrcNxmlTagDelimiter">&gt;</text:span></text:p>
      <text:p text:style-name="OrgSrcBlock"><text:s/><text:s/><text:span text:style-name="OrgSrcNxmlTagDelimiter">&lt;</text:span><text:span text:style-name="OrgSrcNxmlTagSlash">/</text:span><text:span text:style-name="OrgSrcNxmlElementPrefix">xsl</text:span><text:span text:style-name="OrgSrcNxmlElementColon">:</text:span><text:span text:style-name="OrgSrcNxmlElementLocalName">template</text:span><text:span text:style-name="OrgSrcNxmlTagDelimiter">&gt;</text:span></text:p>
      <text:p text:style-name="OrgSrcBlock"/>
      <text:p text:style-name="OrgSrcBlockLastLine"><text:span text:style-name="OrgSrcNxmlTagDelimiter">&lt;</text:span><text:span text:style-name="OrgSrcNxmlTagSlash">/</text:span><text:span text:style-name="OrgSrcNxmlElementPrefix">xsl</text:span><text:span text:style-name="OrgSrcNxmlElementColon">:</text:span><text:span text:style-name="OrgSrcNxmlElementLocalName">stylesheet</text:span><text:span text:style-name="OrgSrcNxmlTagDelimiter">&gt;</text:span></text:p>
      <text:p text:style-name="Text_20_body">Try to read the text and understand what’s going on!
</text:p>
      <text:p text:style-name="Text_20_body">Now let’s learn a little bit more about how the <text:span text:style-name="OrgCode">match</text:span> and <text:span text:style-name="OrgCode">select</text:span> attributes in the above code really work. 
</text:p>
      <text:h text:style-name="Heading_20_2_unnumbered" text:outline-level="2" text:is-list-header="true">
<text:bookmark-start text:name="OrgXref.org8eb9443"/>
<text:bookmark text:name="org8eb9443"/>Xpath Expressions
<text:bookmark-end text:name="OrgXref.org8eb9443"/></text:h>
      <text:p text:style-name="Text_20_body">When we make templates with a <text:span text:style-name="OrgCode">match</text:span> attribute, or use the <text:span text:style-name="OrgCode">value-of</text:span> and <text:span text:style-name="OrgCode">apply-templates</text:span> instructions (see below), we have to tell XSLT which XML elements we are talking about. The selection of elements is done using what are called “<text:a xlink:type="simple" xlink:href="https://www.w3schools.com/xml/xpath_syntax.asp">Xpath Expressions</text:a>”. These are a way to describe the position of elements (sometimes called “nodes”) in the XML document. The syntax is extemely complex, so we will just say a few things about it here: 
</text:p>
      <text:list text:style-name="OrgBulletedList" text:continue-numbering="false">
        <text:list-item>
          <text:p text:style-name="Text_20_body">“/” refers to the root element – the element that contains all the other elements in the document
</text:p>
        </text:list-item>
        <text:list-item>
          <text:p text:style-name="Text_20_body"><text:span text:style-name="OrgCode">"/poem"</text:span> refers to a <text:span text:style-name="OrgCode">&lt;poem&gt;</text:span> element <text:span text:style-name="Bold">at the document root</text:span>, while “poem” refers to <text:span text:style-name="Bold">any poem element in the document</text:span>.  So for instance, “l” will match all of our <text:span text:style-name="OrgCode">&lt;l&gt;</text:span> elements, but <text:span text:style-name="OrgCode">"/l"</text:span> <text:span text:style-name="Bold">won’t match anything,</text:span> because the existing <text:span text:style-name="OrgCode">&lt;l&gt;</text:span> elements are all <text:span text:style-name="Emphasis">inside the poem element</text:span>.
</text:p>
        </text:list-item>
        <text:list-item>
          <text:p text:style-name="Text_20_body">“current()” and “.” both refer to the <text:span text:style-name="Bold">element that is being discussed at the present moment</text:span>. So, inside of <text:span text:style-name="OrgCode">&lt;xsl:template match="poem"&gt;...&lt;/xsl:template&gt;</text:span>, <text:span text:style-name="OrgCode">"."</text:span> refers to the <text:span text:style-name="OrgCode">&lt;poem&gt;</text:span> element.
</text:p>
        </text:list-item>
        <text:list-item>
          <text:p text:style-name="Text_20_body">“@n” refers to the “attribute” <text:span text:style-name="Bold">n</text:span>. I’ll explain more about this in a second…
</text:p>
        </text:list-item>
      </text:list>
      <text:h text:style-name="Heading_20_2_unnumbered" text:outline-level="2" text:is-list-header="true">
<text:bookmark-start text:name="OrgXref.org85e581d"/>
<text:bookmark text:name="org85e581d"/>Value Statements (<text:span text:style-name="OrgCode">value-of</text:span> and <text:span text:style-name="OrgCode">apply-templates</text:span>)
<text:bookmark-end text:name="OrgXref.org85e581d"/></text:h>
      <text:p text:style-name="Text_20_body">We almost always want to get the value of the XML elements – otherwise why would we do all this work? There are two ways to get that value…
</text:p>
      <text:h text:style-name="Heading_20_3_unnumbered" text:outline-level="3" text:is-list-header="true">
<text:bookmark-start text:name="OrgXref.org27fb9fd"/>
<text:bookmark text:name="org27fb9fd"/><text:a xlink:type="simple" xlink:href="https://www.w3schools.com/xml/ref_xsl_el_value-of.asp">xsl:value-of</text:a>: the simple way
<text:bookmark-end text:name="OrgXref.org27fb9fd"/></text:h>
      <text:p text:style-name="Text_20_body"><text:span text:style-name="OrgCode">&lt;xsl:value-of select="."/&gt;</text:span> just grabs the content of the element and inserts it in the final output.  We don’t use it much (see below for reasons, but it can be particularly helpful when we care about <text:span text:style-name="Bold">attributes</text:span>.  So for instance, consider this line of XML: 
</text:p>
      <text:p text:style-name="OrgSrcBlockLastLine"><text:span text:style-name="OrgSrcNxmlTagDelimiter">&lt;</text:span><text:span text:style-name="OrgSrcNxmlElementLocalName">l</text:span><text:s/><text:span text:style-name="OrgSrcNxmlAttributeLocalName">n</text:span>=<text:span text:style-name="OrgSrcFontLockStringFace">"2"</text:span><text:span text:style-name="OrgSrcNxmlTagDelimiter">&gt;</text:span><text:span text:style-name="OrgSrcNxmlText">courtyard<text:s/>pavements<text:s/>were<text:s/>smashed;<text:s/>the<text:s/>work<text:s/>of<text:s/>giants<text:s/>is<text:s/>decaying.</text:span><text:span text:style-name="OrgSrcNxmlTagDelimiter">&lt;</text:span><text:span text:style-name="OrgSrcNxmlTagSlash">/</text:span><text:span text:style-name="OrgSrcNxmlElementLocalName">l</text:span><text:span text:style-name="OrgSrcNxmlTagDelimiter">&gt;</text:span></text:p>
      <text:p text:style-name="Text_20_body">Maybe we really care that this is line 2! Maybe we want to display those line numbers so readers understand what we’re talking about! We can use the “@n” syntax we saw just above: 
</text:p>
      <text:p text:style-name="OrgSrcBlockLastLine"><text:span text:style-name="OrgSrcNxmlTagDelimiter">&lt;</text:span><text:span text:style-name="OrgSrcNxmlElementPrefix">xsl</text:span><text:span text:style-name="OrgSrcNxmlElementColon">:</text:span><text:span text:style-name="OrgSrcNxmlElementLocalName">value-of</text:span><text:s/><text:span text:style-name="OrgSrcNxmlAttributeLocalName">select</text:span>=<text:span text:style-name="OrgSrcFontLockStringFace">"@n"</text:span><text:span text:style-name="OrgSrcNxmlTagSlash">/</text:span><text:span text:style-name="OrgSrcNxmlTagDelimiter">&gt;</text:span></text:p>
      <text:p text:style-name="Text_20_body">When this instruction is applied to the line above, it wil lreturn the number “2”!
</text:p>
      <text:h text:style-name="Heading_20_3_unnumbered" text:outline-level="3" text:is-list-header="true">
<text:bookmark-start text:name="OrgXref.org29e3084"/>
<text:bookmark text:name="org29e3084"/><text:a xlink:type="simple" xlink:href="https://www.w3schools.com/xml/xsl_apply_templates.asp">xsl:apply-templates</text:a>: the better way (usually)
<text:bookmark-end text:name="OrgXref.org29e3084"/></text:h>
      <text:p text:style-name="Text_20_body">Most of the time, we use <text:span text:style-name="OrgCode">&lt;xsl:apply-templates/&gt;</text:span> instead of <text:span text:style-name="OrgCode">&lt;xsl:value-of select="."/&gt;</text:span>.  This is because <text:span text:style-name="Bold">we usually can’t be sure that the element doesn’t contain other elements.</text:span> And if we just use “value-of”, then the elements inside our current element won’t be properly translated.  “apply-templates” will check to see if any templates need to be applied internally, and then after those templates have been applied, it will return the whole resultant text.  
</text:p>
      <text:p text:style-name="Text_20_body">All of this is really helpful – butsince we’re generating HTML, you need to know a little bit of HTML to make the text look the way you want it to!
</text:p>
      <text:h text:style-name="Heading_20_2_unnumbered" text:outline-level="2" text:is-list-header="true">
<text:bookmark-start text:name="OrgXref.orgb53b02a"/>
<text:bookmark text:name="orgb53b02a"/>HTML Tags and attributes
<text:bookmark-end text:name="OrgXref.orgb53b02a"/></text:h>
      <text:p text:style-name="Text_20_body">I won’t go into HTML in much depth – there are many many resources available online.  Here we’ll just describe a few very basic features. 
</text:p>
      <text:p text:style-name="Text_20_body">Like XML documents, HTML documents contain <text:span text:style-name="Bold">elements</text:span> delimited by <text:span text:style-name="Bold">tags</text:span>. Also like in XML, those tags can have <text:span text:style-name="Bold">attributes</text:span> that give extra information.  Here are some tags you may want to use in your work:
</text:p>
      <text:p text:style-name="OrgSrcBlock">&lt;<text:span text:style-name="OrgSrcFontLockFunctionNameFace">html</text:span>&gt;</text:p>
      <text:p text:style-name="OrgSrcBlock"><text:s/><text:s/>&lt;<text:span text:style-name="OrgSrcFontLockFunctionNameFace">body</text:span>&gt;</text:p>
      <text:p text:style-name="OrgSrcBlock"><text:s/><text:s/><text:s/><text:s/>Every<text:s/>HTML<text:s/>document<text:s/>should<text:s/>start<text:s/>with<text:s/>a<text:s/>"html"<text:s/>tag<text:s/>and<text:s/>include<text:s/>a<text:s/>"body"<text:s/>tag<text:s/>inside<text:s/>it.</text:p>
      <text:p text:style-name="OrgSrcBlock"/>
      <text:p text:style-name="OrgSrcBlock"><text:s/><text:s/><text:s/><text:s/>&lt;<text:span text:style-name="OrgSrcFontLockFunctionNameFace">h1</text:span>&gt;<text:span text:style-name="OrgSrcBold">first-level<text:s/>header</text:span>&lt;/<text:span text:style-name="OrgSrcFontLockFunctionNameFace">h1</text:span>&gt;</text:p>
      <text:p text:style-name="OrgSrcBlock"><text:s/><text:s/><text:s/><text:s/>&lt;<text:span text:style-name="OrgSrcFontLockFunctionNameFace">h2</text:span>&gt;<text:span text:style-name="OrgSrcBoldItalic">second=level<text:s/>header</text:span>&lt;/<text:span text:style-name="OrgSrcFontLockFunctionNameFace">h2</text:span>&gt;</text:p>
      <text:p text:style-name="OrgSrcBlock"><text:s/><text:s/><text:s/><text:s/>(etc<text:s/>up<text:s/>to<text:s/>"h6")</text:p>
      <text:p text:style-name="OrgSrcBlock"><text:s/><text:s/><text:s/><text:s/>&lt;<text:span text:style-name="OrgSrcFontLockFunctionNameFace">p</text:span>&gt;</text:p>
      <text:p text:style-name="OrgSrcBlock"><text:s/><text:s/><text:s/><text:s/><text:s/><text:s/>paragraph<text:s/>containing<text:s/>&lt;<text:span text:style-name="OrgSrcFontLockFunctionNameFace">strong</text:span>&gt;<text:span text:style-name="OrgSrcBold">bold</text:span>&lt;/<text:span text:style-name="OrgSrcFontLockFunctionNameFace">strong</text:span>&gt;<text:s/>and<text:s/>&lt;<text:span text:style-name="OrgSrcFontLockFunctionNameFace">em</text:span>&gt;<text:span text:style-name="OrgSrcItalic">italic</text:span>&lt;/<text:span text:style-name="OrgSrcFontLockFunctionNameFace">em</text:span>&gt;<text:s/>text.</text:p>
      <text:p text:style-name="OrgSrcBlock"><text:s/><text:s/><text:s/><text:s/><text:s/><text:s/>Paragraphs<text:s/>can<text:s/>also<text:s/>contain</text:p>
      <text:p text:style-name="OrgSrcBlock"><text:s/><text:s/><text:s/><text:s/><text:s/><text:s/>&lt;<text:span text:style-name="OrgSrcFontLockFunctionNameFace">span</text:span>&gt;</text:p>
      <text:p text:style-name="OrgSrcBlock"><text:s/><text:s/><text:s/><text:s/><text:s/><text:s/><text:s/><text:s/>tags,<text:s/>which<text:s/>don't<text:s/>do<text:s/>anything<text:s/>by<text:s/>default...</text:p>
      <text:p text:style-name="OrgSrcBlock"><text:s/><text:s/><text:s/><text:s/><text:s/><text:s/><text:s/><text:s/>but<text:s/>wait!</text:p>
      <text:p text:style-name="OrgSrcBlock"><text:s/><text:s/><text:s/><text:s/><text:s/><text:s/>&lt;/<text:span text:style-name="OrgSrcFontLockFunctionNameFace">span</text:span>&gt;</text:p>
      <text:p text:style-name="OrgSrcBlock"><text:s/><text:s/><text:s/><text:s/>&lt;/<text:span text:style-name="OrgSrcFontLockFunctionNameFace">p</text:span>&gt;</text:p>
      <text:p text:style-name="OrgSrcBlock"><text:s/><text:s/><text:s/><text:s/>&lt;<text:span text:style-name="OrgSrcFontLockFunctionNameFace">p</text:span><text:s/><text:span text:style-name="OrgSrcFontLockVariableNameFace">style</text:span>=<text:span text:style-name="OrgSrcFontLockStringFace">"color;white;background-color:red;border:2px<text:s/>solid<text:s/>black;<text:s/>padding:<text:s/>10px;"</text:span>&gt;</text:p>
      <text:p text:style-name="OrgSrcBlock"><text:s/><text:s/><text:s/><text:s/><text:s/><text:s/>This<text:s/>paragraph<text:s/>will<text:s/>have<text:s/>white<text:s/>text,<text:s/>a<text:s/>red<text:s/>background,<text:s/>a<text:s/>black<text:s/>border,</text:p>
      <text:p text:style-name="OrgSrcBlock"><text:s/><text:s/><text:s/><text:s/><text:s/><text:s/>and<text:s/>lots<text:s/>of<text:s/>space<text:s/>around<text:s/>it.<text:s/>Meanwhile,<text:s/>this</text:p>
      <text:p text:style-name="OrgSrcBlock"><text:s/><text:s/><text:s/><text:s/><text:s/><text:s/>&lt;<text:span text:style-name="OrgSrcFontLockFunctionNameFace">span</text:span><text:s/><text:span text:style-name="OrgSrcFontLockVariableNameFace">style</text:span>=<text:span text:style-name="OrgSrcFontLockStringFace">"color:red;background-color:green"</text:span>&gt;</text:p>
      <text:p text:style-name="OrgSrcBlock"><text:s/><text:s/><text:s/><text:s/><text:s/><text:s/><text:s/><text:s/>will<text:s/>be<text:s/>entirely<text:s/>invisible<text:s/>to<text:s/>red-green<text:s/>colorblind<text:s/>readers.</text:p>
      <text:p text:style-name="OrgSrcBlock"><text:s/><text:s/><text:s/><text:s/><text:s/><text:s/>&lt;/<text:span text:style-name="OrgSrcFontLockFunctionNameFace">span</text:span>&gt;<text:s/><text:s/></text:p>
      <text:p text:style-name="OrgSrcBlock"><text:s/><text:s/><text:s/><text:s/>&lt;/<text:span text:style-name="OrgSrcFontLockFunctionNameFace">p</text:span>&gt;</text:p>
      <text:p text:style-name="OrgSrcBlock"/>
      <text:p text:style-name="OrgSrcBlock"><text:s/><text:s/><text:s/><text:s/>&lt;<text:span text:style-name="OrgSrcFontLockFunctionNameFace">table</text:span>&gt;</text:p>
      <text:p text:style-name="OrgSrcBlock"><text:s/><text:s/><text:s/><text:s/><text:s/><text:s/>&lt;<text:span text:style-name="OrgSrcFontLockFunctionNameFace">tr</text:span>&gt;</text:p>
      <text:p text:style-name="OrgSrcBlock"><text:s/><text:s/><text:s/><text:s/><text:s/><text:s/><text:s/><text:s/>&lt;<text:span text:style-name="OrgSrcFontLockFunctionNameFace">td</text:span>&gt;this<text:s/>is<text:s/>a<text:s/>&lt;/<text:span text:style-name="OrgSrcFontLockFunctionNameFace">td</text:span>&gt;</text:p>
      <text:p text:style-name="OrgSrcBlock"><text:s/><text:s/><text:s/><text:s/><text:s/><text:s/><text:s/><text:s/>&lt;<text:span text:style-name="OrgSrcFontLockFunctionNameFace">td</text:span>&gt;table<text:s/>with&lt;/<text:span text:style-name="OrgSrcFontLockFunctionNameFace">td</text:span>&gt;</text:p>
      <text:p text:style-name="OrgSrcBlock"><text:s/><text:s/><text:s/><text:s/><text:s/><text:s/><text:s/><text:s/>&lt;<text:span text:style-name="OrgSrcFontLockFunctionNameFace">td</text:span>&gt;1<text:s/>row<text:s/>and<text:s/>3<text:s/>columns&lt;/<text:span text:style-name="OrgSrcFontLockFunctionNameFace">td</text:span>&gt;</text:p>
      <text:p text:style-name="OrgSrcBlock"><text:s/><text:s/><text:s/><text:s/><text:s/><text:s/>&lt;/<text:span text:style-name="OrgSrcFontLockFunctionNameFace">tr</text:span>&gt;</text:p>
      <text:p text:style-name="OrgSrcBlock"><text:s/><text:s/><text:s/><text:s/>&lt;/<text:span text:style-name="OrgSrcFontLockFunctionNameFace">table</text:span>&gt;</text:p>
      <text:p text:style-name="OrgSrcBlock"/>
      <text:p text:style-name="OrgSrcBlock"/>
      <text:p text:style-name="OrgSrcBlock"><text:s/><text:s/>&lt;/<text:span text:style-name="OrgSrcFontLockFunctionNameFace">body</text:span>&gt;</text:p>
      <text:p text:style-name="OrgSrcBlockLastLine">&lt;/<text:span text:style-name="OrgSrcFontLockFunctionNameFace">html</text:span>&gt;</text:p>
      <text:list text:style-name="OrgBulletedList" text:continue-numbering="false">
        <text:list-item>
          <text:p text:style-name="Text_20_body"><text:span text:style-name="Bold">p</text:span> tags are paragraphs
</text:p>
        </text:list-item>
        <text:list-item>
          <text:p text:style-name="Text_20_body"><text:span text:style-name="Bold">h1, h2… h6</text:span> tags are headers
</text:p>
        </text:list-item>
        <text:list-item>
          <text:p text:style-name="Text_20_body"><text:span text:style-name="Bold">span</text:span> tags delineate text within a paragraph
</text:p>
        </text:list-item>
        <text:list-item>
          <text:p text:style-name="Text_20_body"><text:span text:style-name="Bold">strong</text:span> and <text:span text:style-name="Bold">em</text:span> do bold and italics
</text:p>
        </text:list-item>
        <text:list-item>
          <text:p text:style-name="Text_20_body">You can build tables using the somewhat complicated syntax above
</text:p>
        </text:list-item>
        <text:list-item>
          <text:p text:style-name="Text_20_body">you can set style attributes using the “style=” commands as you see them above; I’ve shown a few possibilities but there are literally hundreds more.  
</text:p>
        </text:list-item>
      </text:list>
      <text:p text:style-name="Text_20_body">Hopefully this should be enough for you te get started!
</text:p>
      <text:h text:style-name="Heading_20_1_unnumbered" text:outline-level="1" text:is-list-header="true">
<text:bookmark-start text:name="OrgXref.org3f4856b"/>
<text:bookmark text:name="org3f4856b"/>Learn more
<text:bookmark-end text:name="OrgXref.org3f4856b"/></text:h>
      <text:p text:style-name="Text_20_body">The <text:a xlink:type="simple" xlink:href="https://developer.mozilla.org">Mozilla Developer Network</text:a> is the best starting point for almost all technical topics related to the web.  The <text:a xlink:type="simple" xlink:href="https://developer.mozilla.org/en-US/docs/Web/XML/XML_introduction">XML Introduction</text:a>, <text:a xlink:type="simple" xlink:href="https://developer.mozilla.org/en-US/docs/Web/XSLT">XSLT Intro</text:a>, and <text:a xlink:type="simple" xlink:href="https://developer.mozilla.org/en-US/docs/Web/HTML">much more extensive HTML information</text:a> are all very helpful, and contian links to further information. 
</text:p>
      <text:p text:style-name="Text_20_body">The <text:a xlink:type="simple" xlink:href="https://tei-c.org/">TEI website</text:a> has extensive information about the TEI standard, but is extremely technical. <text:a xlink:type="simple" xlink:href="http://teibyexample.org/modules/TBED04v00.htm">TEI By Example</text:a> can be quite helpful, but again, is very detailed.  The full text of <text:span text:style-name="Emphasis"><text:a xlink:type="simple" xlink:href="https://books.openedition.org/oep/426">What is the Text Encoding Initiative</text:a></text:span> is available online and may also be helpful. The University of Nebraska’s  <text:a xlink:type="simple" xlink:href="https://cdrh.unl.edu/articles/basicguide">Basic Guide to Text Encoding</text:a> is a lightweight introduction that may be easier to follow than any of the above!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VariableNameFace" style:family="text">
      <style:text-properties fo:color="#076678"/>
    </style:style>
    <style:style style:name="OrgSrcItalic" style:family="text">
      <style:text-properties fo:color="#282828"/>
    </style:style>
    <style:style style:name="OrgSrcBoldItalic" style:family="text">
      <style:text-properties fo:color="#282828"/>
    </style:style>
    <style:style style:name="OrgSrcBold" style:family="text">
      <style:text-properties fo:color="#282828"/>
    </style:style>
    <style:style style:name="OrgSrcFontLockFunctionNameFace" style:family="text">
      <style:text-properties fo:color="#b57614"/>
    </style:style>
    <style:style style:name="OrgSrcFontLockCommentFace" style:family="text">
      <style:text-properties fo:color="#a89984"/>
    </style:style>
    <style:style style:name="OrgSrcFontLockCommentDelimiterFace" style:family="text">
      <style:text-properties fo:color="#a89984"/>
    </style:style>
    <style:style style:name="OrgSrcNxmlNamespaceAttributePrefix" style:family="text">
      <style:text-properties fo:color="#076678"/>
    </style:style>
    <style:style style:name="OrgSrcNxmlNamespaceAttributeColon" style:family="text">
      <style:text-properties fo:color="#282828"/>
    </style:style>
    <style:style style:name="OrgSrcNxmlNamespaceAttributeXmlns" style:family="text">
      <style:text-properties fo:color="#af3a03"/>
    </style:style>
    <style:style style:name="OrgSrcNxmlElementColon" style:family="text">
      <style:text-properties fo:color="#282828"/>
    </style:style>
    <style:style style:name="OrgSrcNxmlElementPrefix" style:family="text">
      <style:text-properties fo:color="#af3a03"/>
    </style:style>
    <style:style style:name="OrgSrcNxmlAttributeValue" style:family="text">
      <style:text-properties fo:color="#79740e"/>
    </style:style>
    <style:style style:name="OrgSrcNxmlAttributeValueDelimiter" style:family="text">
      <style:text-properties fo:color="#79740e"/>
    </style:style>
    <style:style style:name="OrgSrcNxmlProcessingInstructionTarget" style:family="text">
      <style:text-properties fo:color="#9d0006"/>
    </style:style>
    <style:style style:name="OrgSrcNxmlProcessingInstructionDelimiter" style:family="text">
      <style:text-properties fo:color="#282828"/>
    </style:style>
    <style:style style:name="OrgSrcNxmlTagSlash" style:family="text">
      <style:text-properties fo:color="#282828"/>
    </style:style>
    <style:style style:name="OrgSrcNxmlText" style:family="text">
      <style:text-properties fo:color="#282828"/>
    </style:style>
    <style:style style:name="OrgSrcBlock" style:family="paragraph" style:parent-style-name="Preformatted_20_Text">
      <style:paragraph-properties fo:background-color="#f2e5bc" fo:padding="0.049cm" fo:border="0.51pt solid #000000" style:shadow="none">
        <style:background-image/>
      </style:paragraph-properties>
      <style:text-properties fo:color="#282828"/>
    </style:style>
    <style:style style:name="OrgSrcFontLockStringFace" style:family="text">
      <style:text-properties fo:color="#79740e"/>
    </style:style>
    <style:style style:name="OrgSrcNxmlAttributeLocalName" style:family="text">
      <style:text-properties fo:color="#076678"/>
    </style:style>
    <style:style style:name="OrgSrcNxmlElementLocalName" style:family="text">
      <style:text-properties fo:color="#b57614"/>
    </style:style>
    <style:style style:name="OrgSrcNxmlTagDelimiter" style:family="text">
      <style:text-properties fo:color="#282828"/>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Matt Price</dc:creator>
    <meta:initial-creator>Matt Price</meta:initial-creator>
    <dc:date>2019-09-04T14:30:04</dc:date>
    <meta:creation-date>2019-09-04T14:30:04</meta:creation-date>
    <meta:generator>Emacs 27.0.50 (Org mode 9.2.5)</meta:generator>
    <meta:keyword/>
    <dc:subject/>
    <dc:title>Introduction to XML,XSLT, TEI, an HTML (!)</dc:title>
  </office:meta>
</office:document-meta>
</file>